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057cm" fo:break-before="auto" style:use-optimal-row-height="false"/>
    </style:style>
    <style:style style:name="ro13" style:family="table-row">
      <style:table-row-properties style:row-height="2.388cm" fo:break-before="auto" style:use-optimal-row-height="false"/>
    </style:style>
    <style:style style:name="ro14" style:family="table-row">
      <style:table-row-properties style:row-height="2.348cm" fo:break-before="auto" style:use-optimal-row-height="false"/>
    </style:style>
    <style:style style:name="ro15" style:family="table-row">
      <style:table-row-properties style:row-height="2.508cm" fo:break-before="auto" style:use-optimal-row-height="false"/>
    </style:style>
    <style:style style:name="ro16" style:family="table-row">
      <style:table-row-properties style:row-height="2.185cm" fo:break-before="auto" style:use-optimal-row-height="false"/>
    </style:style>
    <style:style style:name="ro17" style:family="table-row">
      <style:table-row-properties style:row-height="1.824cm" fo:break-before="auto" style:use-optimal-row-height="true"/>
    </style:style>
    <style:style style:name="ro1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d8c710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99pt solid #000000" fo:background-color="#e8d725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solid #000000" fo:background-color="#f7e73b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4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6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7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5" style:family="table-cell" style:parent-style-name="Default">
      <style:table-cell-properties fo:background-color="#e8d725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7e73b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5" style:family="table-cell" style:parent-style-name="Default">
      <style:table-cell-properties fo:border-bottom="0.99pt solid #000000" fo:background-color="#e8d725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-bottom="0.99pt solid #000000" fo:background-color="#f7e73b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2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14"/>
        <table:table-column table:style-name="co1" table:number-columns-repeated="4" table:default-cell-style-name="ce31"/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style-name="Default" table:number-columns-repeated="4"/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Horario de rutina: Tensión I (Nivel 7) [PATRÓN DELTA]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0" office:value-type="string" calcext:value-type="string">
            <text:p>Lunes</text:p>
          </table:table-cell>
          <table:table-cell table:style-name="ce25" office:value-type="string" calcext:value-type="string">
            <text:p>Martes</text:p>
          </table:table-cell>
          <table:table-cell table:style-name="ce25" office:value-type="string" calcext:value-type="string">
            <text:p>Miércoles</text:p>
          </table:table-cell>
          <table:table-cell table:style-name="ce25" office:value-type="string" calcext:value-type="string">
            <text:p>Jueves</text:p>
          </table:table-cell>
          <table:table-cell table:style-name="ce25" office:value-type="string" calcext:value-type="string">
            <text:p>Viernes</text:p>
          </table:table-cell>
          <table:table-cell table:style-name="ce25" office:value-type="string" calcext:value-type="string">
            <text:p>Sábado</text:p>
          </table:table-cell>
          <table:table-cell table:style-name="ce35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1" office:value-type="string" calcext:value-type="string">
            <text:p>Día Mixto</text:p>
          </table:table-cell>
          <table:table-cell table:number-columns-repeated="4" table:style-name="ce26" office:value-type="string" calcext:value-type="string">
            <text:p>Día Mixto</text:p>
          </table:table-cell>
          <table:table-cell table:style-name="ce26" office:value-type="string" calcext:value-type="string">
            <text:p>Día de </text:p>
            <text:p>Encuentros</text:p>
          </table:table-cell>
          <table:table-cell table:style-name="ce36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29"/>
          <table:covered-table-cell table:style-name="ce41"/>
          <table:table-cell table:number-columns-repeated="4"/>
        </table:table-row>
        <table:table-row table:style-name="ro6">
          <table:table-cell table:style-name="ce3"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2">09:00hs</text:span></text:p>
            <text:p><text:span text:style-name="T2">-</text:span></text:p>
            <text:p><text:span text:style-name="T2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2">09:00hs</text:span></text:p>
            <text:p><text:span text:style-name="T2">-</text:span></text:p>
            <text:p><text:span text:style-name="T2">10:00hs</text:span></text:p>
          </table:table-cell>
          <table:table-cell table:style-name="ce31" office:value-type="string" calcext:value-type="string">
            <text:p><text:span text:style-name="T2">09:00hs</text:span></text:p>
            <text:p><text:span text:style-name="T2">-</text:span></text:p>
            <text:p><text:span text:style-name="T2">10:00hs</text:span></text:p>
          </table:table-cell>
          <table:table-cell table:style-name="ce42" office:value-type="string" calcext:value-type="string">
            <text:p>09:30hs</text:p>
            <text:p>-</text:p>
            <text:p>13:30hs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09:00hs:Desayuno</text:p>
            <text:p><text:span text:style-name="T1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1">09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1">08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31"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43" table:number-columns-spanned="1" table:number-rows-spanned="10"/>
          <table:table-cell table:number-columns-repeated="4"/>
        </table:table-row>
        <table:table-row table:style-name="ro8">
          <table:table-cell/>
          <table:table-cell office:value-type="string" calcext:value-type="string">
            <text:p><text:span text:style-name="T2">10:00hs:</text:span></text:p>
            <text:p><text:span text:style-name="T2">Código Libre </text:span></text:p>
            <text:p><text:span text:style-name="T3">11:50hs</text:span></text:p>
          </table:table-cell>
          <table:table-cell table:style-name="Default"/>
          <table:table-cell office:value-type="string" calcext:value-type="string">
            <text:p><text:span text:style-name="T2">10:00hs:</text:span></text:p>
            <text:p><text:span text:style-name="T2">Código Libre </text:span></text:p>
            <text:p><text:span text:style-name="T3">11:35hs</text:span></text:p>
          </table:table-cell>
          <table:table-cell office:value-type="string" calcext:value-type="string">
            <text:p><text:span text:style-name="T2">08:30hs:</text:span></text:p>
            <text:p><text:span text:style-name="T2">Proyecto </text:span></text:p>
            <text:p><text:span text:style-name="T2">Zero</text:span></text:p>
            <text:p><text:span text:style-name="T3">09:00hs</text:span></text:p>
          </table:table-cell>
          <table:table-cell/>
          <table:table-cell table:style-name="ce31"/>
          <table:covered-table-cell table:style-name="ce42"/>
          <table:table-cell table:number-columns-repeated="4"/>
        </table:table-row>
        <table:table-row table:style-name="ro9">
          <table:table-cell table:number-columns-repeated="6"/>
          <table:table-cell table:style-name="ce31" office:value-type="string" calcext:value-type="string">
            <text:p>10:30hs:</text:p>
            <text:p><text:span text:style-name="T2">Tiempo</text:span></text:p>
            <text:p><text:span text:style-name="T2">Multi-usos</text:span></text:p>
            <text:p><text:span text:style-name="T3">13:00hs</text:span></text:p>
          </table:table-cell>
          <table:covered-table-cell table:style-name="ce42"/>
          <table:table-cell table:number-columns-repeated="4"/>
        </table:table-row>
        <table:table-row table:style-name="ro10">
          <table:table-cell/>
          <table:table-cell table:style-name="ce15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/>
          <table:table-cell table:style-name="ce31"/>
          <table:covered-table-cell table:style-name="ce42"/>
          <table:table-cell table:number-columns-repeated="4"/>
        </table:table-row>
        <table:table-row table:style-name="ro10">
          <table:table-cell table:number-columns-repeated="2"/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 table:number-columns-repeated="2"/>
          <table:table-cell office:value-type="string" calcext:value-type="string">
            <text:p><text:span text:style-name="T2">10:30hs:</text:span></text:p>
            <text:p><text:span text:style-name="T2">Espacio de</text:span></text:p>
            <text:p><text:span text:style-name="T2">Juego</text:span></text:p>
            <text:p><text:span text:style-name="T3">11:00hs</text:span></text:p>
          </table:table-cell>
          <table:table-cell table:style-name="ce31"/>
          <table:covered-table-cell table:style-name="ce42"/>
          <table:table-cell table:number-columns-repeated="4"/>
        </table:table-row>
        <table:table-row table:style-name="ro11">
          <table:table-cell table:number-columns-repeated="4"/>
          <table:table-cell office:value-type="string" calcext:value-type="string">
            <text:p><text:span text:style-name="T2">10:00hs:</text:span></text:p>
            <text:p><text:span text:style-name="T2">Programación &amp;</text:span></text:p>
            <text:p><text:span text:style-name="T2">Cotideaneidad</text:span></text:p>
            <text:p><text:span text:style-name="T1">10:30hs</text:span></text:p>
          </table:table-cell>
          <table:table-cell office:value-type="string" calcext:value-type="string">
            <text:p><text:span text:style-name="T2">11:00hs:</text:span></text:p>
            <text:p><text:span text:style-name="T2">Programación &amp;</text:span></text:p>
            <text:p><text:span text:style-name="T2">Cotideaneidad</text:span></text:p>
            <text:p><text:span text:style-name="T1">11:35hs</text:span></text:p>
          </table:table-cell>
          <table:table-cell/>
          <table:covered-table-cell table:style-name="ce42"/>
          <table:table-cell/>
          <table:table-cell table:style-name="ce3"/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<text:span text:style-name="T2">10:30hs:</text:span></text:p>
            <text:p><text:span text:style-name="T2">Proyecto </text:span></text:p>
            <text:p><text:span text:style-name="T2">Zero</text:span></text:p>
            <text:p><text:span text:style-name="T3">-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31"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 table:style-name="ce42"/>
          <table:table-cell table:number-columns-repeated="4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31" office:value-type="string" calcext:value-type="string">
            <text:p>12:00hs:Almuerzo</text:p>
            <text:p><text:span text:style-name="T1">14:30hs</text:span></text:p>
          </table:table-cell>
          <table:covered-table-cell table:style-name="ce42"/>
          <table:table-cell table:number-columns-repeated="4"/>
        </table:table-row>
        <table:table-row table:style-name="ro12">
          <table:table-cell table:number-columns-repeated="2"/>
          <table:table-cell office:value-type="string" calcext:value-type="string">
            <text:p>14:30hs:Baño</text:p>
            <text:p><text:span text:style-name="T1">15:30hs</text:span></text:p>
          </table:table-cell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15:00hs</text:span></text:p>
          </table:table-cell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-15:30hs</text:span></text:p>
          </table:table-cell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15:00hs</text:span></text:p>
          </table:table-cell>
          <table:table-cell table:style-name="ce31"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 table:style-name="ce42"/>
          <table:table-cell table:number-columns-repeated="4"/>
        </table:table-row>
        <table:table-row table:style-name="ro13">
          <table:table-cell/>
          <table:table-cell office:value-type="string" calcext:value-type="string">
            <text:p><text:span text:style-name="T2">15:30hs:</text:span></text:p>
            <text:p><text:span text:style-name="T2">Proyecto </text:span></text:p>
            <text:p><text:span text:style-name="T2">Zero</text:span></text:p>
            <text:p><text:span text:style-name="T3">17:00hs</text:span></text:p>
          </table:table-cell>
          <table:table-cell office:value-type="string" calcext:value-type="string">
            <text:p><text:span text:style-name="T2">15:30hs:</text:span></text:p>
            <text:p><text:span text:style-name="T2">Proyecto </text:span></text:p>
            <text:p><text:span text:style-name="T2">Zero</text:span></text:p>
            <text:p><text:span text:style-name="T3">-17:00hs-</text:span></text:p>
          </table:table-cell>
          <table:table-cell office:value-type="string" calcext:value-type="string">
            <text:p><text:span text:style-name="T2">15:00hs:</text:span></text:p>
            <text:p><text:span text:style-name="T2">Proyecto </text:span></text:p>
            <text:p><text:span text:style-name="T2">Zero</text:span></text:p>
            <text:p><text:span text:style-name="T3">17:35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5:00hs:</text:span></text:p>
            <text:p><text:span text:style-name="T2">Proyecto </text:span></text:p>
            <text:p><text:span text:style-name="T2">Zero</text:span></text:p>
            <text:p><text:span text:style-name="T3">-16:40hs</text:span></text:p>
          </table:table-cell>
          <table:table-cell table:style-name="ce31"/>
          <table:covered-table-cell table:style-name="ce42"/>
          <table:table-cell table:number-columns-repeated="4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6:30hs:</text:span></text:p>
            <text:p><text:span text:style-name="T2">Código Libre </text:span></text:p>
            <text:p><text:span text:style-name="T3">-17:50hs-</text:span></text:p>
          </table:table-cell>
          <table:table-cell office:value-type="string" calcext:value-type="string">
            <text:p><text:span text:style-name="T2">16:40hs:</text:span></text:p>
            <text:p><text:span text:style-name="T2">Código Libre </text:span></text:p>
            <text:p><text:span text:style-name="T3">18:00hs</text:span></text:p>
          </table:table-cell>
          <table:table-cell table:style-name="ce31"/>
          <table:table-cell table:style-name="ce42"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3"/>
          <table:table-cell table:style-name="ce3"/>
        </table:table-row>
        <table:table-row table:style-name="ro14">
          <table:table-cell/>
          <table:table-cell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Resto del día</text:span></text:p>
          </table:table-cell>
          <table:table-cell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Resto del día</text:span></text:p>
          </table:table-cell>
          <table:table-cell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Resto del día</text:span></text:p>
          </table:table-cell>
          <table:table-cell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 table:style-name="ce31"/>
          <table:table-cell table:style-name="ce43" table:number-columns-spanned="1" table:number-rows-spanned="4"/>
          <table:table-cell table:number-columns-repeated="4"/>
        </table:table-row>
        <table:table-row table:style-name="ro15">
          <table:table-cell table:number-columns-repeated="5"/>
          <table:table-cell office:value-type="string" calcext:value-type="string">
            <text:p><text:span text:style-name="T2">19:30hs:</text:span></text:p>
            <text:p><text:span text:style-name="T2">Espacio de</text:span></text:p>
            <text:p><text:span text:style-name="T2">Juego</text:span></text:p>
            <text:p><text:span text:style-name="T3">Resto del día</text:span></text:p>
          </table:table-cell>
          <table:table-cell table:style-name="ce31"/>
          <table:covered-table-cell table:style-name="ce42"/>
          <table:table-cell table:number-columns-repeated="4"/>
        </table:table-row>
        <table:table-row table:style-name="ro16"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 table:style-name="ce31"/>
          <table:covered-table-cell table:style-name="ce42"/>
          <table:table-cell table:number-columns-repeated="4"/>
        </table:table-row>
        <table:table-row table:style-name="ro10">
          <table:table-cell table:number-columns-repeated="6"/>
          <table:table-cell table:style-name="ce31"/>
          <table:covered-table-cell table:style-name="ce42"/>
          <table:table-cell table:number-columns-repeated="4"/>
        </table:table-row>
        <table:table-row table:style-name="ro10">
          <table:table-cell/>
          <table:table-cell table:style-name="ce16" office:value-type="string" calcext:value-type="string" table:number-columns-spanned="7" table:number-rows-spanned="1">
            <text:p>Hora de ensueño</text:p>
          </table:table-cell>
          <table:covered-table-cell table:number-columns-repeated="4"/>
          <table:covered-table-cell table:style-name="ce31"/>
          <table:covered-table-cell table:style-name="ce42"/>
          <table:table-cell table:number-columns-repeated="4"/>
        </table:table-row>
        <table:table-row table:style-name="ro17">
          <table:table-cell/>
          <table:table-cell table:style-name="ce17" office:value-type="string" calcext:value-type="string">
            <text:p><text:span text:style-name="T2">22:00hs</text:span></text:p>
            <text:p><text:span text:style-name="T2">-</text:span></text:p>
            <text:p><text:span text:style-name="T2">00:30hs</text:span></text:p>
          </table:table-cell>
          <table:table-cell table:style-name="ce27" office:value-type="string" calcext:value-type="string">
            <text:p>22:00hs</text:p>
            <text:p>-</text:p>
            <text:p>23:30hs</text:p>
          </table:table-cell>
          <table:table-cell table:style-name="ce27" office:value-type="string" calcext:value-type="string">
            <text:p>22:00hs</text:p>
            <text:p>-</text:p>
            <text:p>00:30hs</text:p>
          </table:table-cell>
          <table:table-cell table:style-name="ce27" office:value-type="string" calcext:value-type="string">
            <text:p>22:30hs</text:p>
            <text:p>-</text:p>
            <text:p>01:00hs</text:p>
          </table:table-cell>
          <table:table-cell table:style-name="ce27" office:value-type="string" calcext:value-type="string">
            <text:p>22:00hs</text:p>
            <text:p>-</text:p>
            <text:p>23:30hs</text:p>
          </table:table-cell>
          <table:table-cell table:style-name="ce27" office:value-type="string" calcext:value-type="string">
            <text:p>22:00hs</text:p>
            <text:p>-</text:p>
            <text:p>00:30hs</text:p>
          </table:table-cell>
          <table:table-cell table:style-name="ce45" office:value-type="string" calcext:value-type="string">
            <text:p>22:30hs</text:p>
            <text:p>-</text:p>
            <text:p>01:00hs</text:p>
          </table:table-cell>
          <table:table-cell table:number-columns-repeated="4"/>
        </table:table-row>
        <table:table-row table:style-name="ro18" table:number-rows-repeated="8">
          <table:table-cell/>
          <table:table-cell table:style-name="Default" table:number-columns-repeated="5"/>
          <table:table-cell table:number-columns-repeated="6"/>
        </table:table-row>
        <table:table-row table:style-name="ro18">
          <table:table-cell/>
          <table:table-cell table:style-name="Default" table:number-columns-repeated="3"/>
          <table:table-cell table:style-name="ce3"/>
          <table:table-cell table:style-name="Default"/>
          <table:table-cell table:number-columns-repeated="6"/>
        </table:table-row>
        <table:table-row table:style-name="ro18" table:number-rows-repeated="3">
          <table:table-cell/>
          <table:table-cell table:style-name="Default" table:number-columns-repeated="5"/>
          <table:table-cell table:number-columns-repeated="6"/>
        </table:table-row>
        <table:table-row table:style-name="ro18">
          <table:table-cell/>
          <table:table-cell table:style-name="Default"/>
          <table:table-cell table:style-name="ce28"/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 style:data-style-name="N2" text:time-value="16:06:27.31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1H33M51S</meta:editing-duration>
    <meta:editing-cycles>22</meta:editing-cycles>
    <meta:generator>LibreOffice/7.3.3.2$Windows_X86_64 LibreOffice_project/d1d0ea68f081ee2800a922cac8f79445e4603348</meta:generator>
    <dc:date>2022-11-18T16:35:09.487000000</dc:date>
    <meta:document-statistic meta:table-count="1" meta:cell-count="80" meta:object-count="0"/>
  </office:meta>
</office:document-meta>
</file>